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08e64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08e64"/>
    </style:style>
    <style:style style:name="T6" style:family="text">
      <style:text-properties officeooo:rsid="00143d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4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1"><text:tab/>PRIMARY KEY(cpf)</text:p>
      <text:p text:style-name="P1"><text:tab/>);</text:p>
      <text:p text:style-name="P4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1"><text:tab/>PRIMARY KEY(cpfPessoa),</text:p>
      <text:p text:style-name="P1"><text:tab/>FOREIGN KEY(cpfPessoa) REFERENCES Pessoa(<text:span text:style-name="T2">CPF</text:span>),</text:p>
      <text:p text:style-name="P1"><text:tab/><text:span text:style-name="T6">CONSTRAINT SalPositivo </text:span>CHECK(salario&gt;0)</text:p>
      <text:p text:style-name="P1"><text:tab/>);</text:p>
      <text:p text:style-name="P4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1"><text:tab/>PRIMARY KEY(CPFPessoa),</text:p>
      <text:p text:style-name="P1"><text:tab/>FOREIGN KEY(CPFPessoa) REFERENCES Pessoa(CPF)</text:p>
      <text:p text:style-name="P1"><text:tab/>);</text:p>
      <text:p text:style-name="P4"/>
      <text:p text:style-name="P1">Criando a relação Salario <text:s/>//<text:span text:style-name="T4">REVER APOS PERGUNTAR SOBRE CHAVE PRIMARIA</text:span></text:p>
      <text:p text:style-name="P1"><text:tab/>CREATE TABLE Salario(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1"><text:tab/>PRIMARY KEY(Funcionario),</text:p>
      <text:p text:style-name="P1"><text:tab/>FOREIGN KEY(CodDespesa) REFERENCES Despesa(CodDespesa)</text:p>
      <text:p text:style-name="P1"><text:tab/>FOREIGN KEY(Funcionario) REFERENCES Funcionario(CPFPessoa)</text:p>
      <text:p text:style-name="P1"><text:tab/>);</text:p>
      <text:p text:style-name="P4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2"><text:soft-page-break/><text:tab/>PRIMARY KEY(CNPJ),</text:p>
      <text:p text:style-name="P1"><text:tab/>);</text:p>
      <text:p text:style-name="P1"/>
      <text:p text:style-name="P1"/>
      <text:p text:style-name="P1">Criando a relação Despesa</text:p>
      <text:p text:style-name="P1"><text:tab/>CREATE TABLE Despesa(</text:p>
      <text:p text:style-name="P1"><text:tab/>CodDespesa SERIAL,</text:p>
      <text:p text:style-name="P1"><text:tab/>Valor REAL NOT NULL,</text:p>
      <text:p text:style-name="P1"><text:tab/>Data DATE NOT NULL,</text:p>
      <text:p text:style-name="P1"><text:tab/>PRIMARY KEY(CodDespesa),</text:p>
      <text:p text:style-name="P3"><text:tab/><text:span text:style-name="T5">CHECK(valorTotal&gt;0)</text:span></text:p>
      <text:p text:style-name="P1"><text:tab/>);</text:p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1"><text:tab/>PRIMARY KEY(CodCompra)</text:p>
      <text:p text:style-name="P1"><text:tab/>FOREIGN KEY(Fornecedor) REFERENCES Fornecedor(CNPJ),</text:p>
      <text:p text:style-name="P1"><text:tab/>FOREIGN KEY(CodDespesa) REFERENCES Despesa(CodDespesa)</text:p>
      <text:p text:style-name="P1"><text:tab/>);</text:p>
      <text:p text:style-name="P1"/>
      <text:p text:style-name="P1">Criando a relação CompraProduto</text:p>
      <text:p text:style-name="P1"><text:tab/>CREATE TABLE CompraProduto(</text:p>
      <text:p text:style-name="P1"><text:tab/>CodProduto INT,</text:p>
      <text:p text:style-name="P1"><text:tab/>CodCompra INT,</text:p>
      <text:p text:style-name="P1"><text:tab/>PRIMARY KEY(CodProduto, CodCompra),</text:p>
      <text:p text:style-name="P1"><text:tab/>FOREIGN KEY(CodProduto) REFERENCES Produto(Codigo),</text:p>
      <text:p text:style-name="P1"><text:tab/>FOREIGN KEY(CodCompra) REFERENCES Compra(CodCompra)</text:p>
      <text:p text:style-name="P1"><text:tab/>);</text:p>
      <text:p text:style-name="P1"/>
      <text:p text:style-name="P1">Criando a relação Produto</text:p>
      <text:p text:style-name="P1"><text:tab/>CREATE TABLE Produto(</text:p>
      <text:p text:style-name="P1"><text:tab/>Codigo SERIAL,</text:p>
      <text:p text:style-name="P1"><text:tab/>Tamanho VARCHAR(2) NOT NULL,</text:p>
      <text:p text:style-name="P1"><text:tab/>Status VARCHAR(12) NOT NULL,</text:p>
      <text:p text:style-name="P1"><text:tab/>Nome VARCHAR(20) NOT NULL,</text:p>
      <text:p text:style-name="P1"><text:tab/>Preço REAL NOT NULL,</text:p>
      <text:p text:style-name="P1"><text:tab/>PRIMARY KEY(Codigo),</text:p>
      <text:p text:style-name="P1"><text:tab/>)</text:p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tab/>Hora TIMESTAMP NOT NULL,</text:p>
      <text:p text:style-name="P1"><text:tab/>Total REAL NOT NULL,</text:p>
      <text:p text:style-name="P1"><text:soft-page-break/><text:tab/>Funcionario VARCHAR(20) NOT NULL,</text:p>
      <text:p text:style-name="P1"><text:tab/>Cliente VARCHAR(20) NOT NULL,</text:p>
      <text:p text:style-name="P1"><text:tab/>PRIMARY KEY(CodVenda),</text:p>
      <text:p text:style-name="P1"><text:tab/>FOREIGN KEY(Funcionario) REFERENCES Funcionario(CPFPessoa)</text:p>
      <text:p text:style-name="P1"><text:tab/>FOREIGN KEY(Cliente) REFERENCES Cliente(CPFPessoa)</text:p>
      <text:p text:style-name="P1"><text:tab/>)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tab/>CodVenda INT NOT NULL,</text:p>
      <text:p text:style-name="P1"><text:tab/>Valor REAL NOT NULL,</text:p>
      <text:p text:style-name="P1"><text:tab/>Data DATE NOT NULL,</text:p>
      <text:p text:style-name="P1"><text:tab/>PRIMARY KEY(CodEntrada),</text:p>
      <text:p text:style-name="P1"><text:tab/>FOREIGN KEY(CodVenda) REFERENCES Venda(CodVenda)</text:p>
      <text:p text:style-name="P1"><text:tab/>)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1"><text:tab/>PRIMARY KEY(Numero)</text:p>
      <text:p text:style-name="P1"><text:tab/>)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1"><text:tab/>PRIMARY KEY(NumCartao),</text:p>
      <text:p text:style-name="P1"><text:tab/>FOREIGN KEY(NumCartao) REFERENCES CartaoCredito(Numero),</text:p>
      <text:p text:style-name="P1"><text:tab/>FOREIGN KEY(CodVenda) REFERENCES Venda(CodVenda)</text:p>
      <text:p text:style-name="P1"><text:tab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16:13:22.048936498</dc:date>
    <meta:editing-duration>PT57M3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124" meta:word-count="393" meta:character-count="3134" meta:non-whitespace-character-count="2755"/>
  </office:meta>
</office:document-meta>
</file>